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6278in" style:rel-column-width="904*"/>
    </style:style>
    <style:style style:name="Table1.B" style:family="table-column">
      <style:table-column-properties style:column-width="0.434in" style:rel-column-width="625*"/>
    </style:style>
    <style:style style:name="Table1.C" style:family="table-column">
      <style:table-column-properties style:column-width="0.1868in" style:rel-column-width="269*"/>
    </style:style>
    <style:style style:name="Table1.E" style:family="table-column">
      <style:table-column-properties style:column-width="0.5681in" style:rel-column-width="818*"/>
    </style:style>
    <style:style style:name="Table1.F" style:family="table-column">
      <style:table-column-properties style:column-width="0.8743in" style:rel-column-width="1259*"/>
    </style:style>
    <style:style style:name="Table1.G" style:family="table-column">
      <style:table-column-properties style:column-width="0.1271in" style:rel-column-width="183*"/>
    </style:style>
    <style:style style:name="Table1.H" style:family="table-column">
      <style:table-column-properties style:column-width="0.8681in" style:rel-column-width="1250*"/>
    </style:style>
    <style:style style:name="Table1.I" style:family="table-column">
      <style:table-column-properties style:column-width="0.2535in" style:rel-column-width="365*"/>
    </style:style>
    <style:style style:name="Table1.J" style:family="table-column">
      <style:table-column-properties style:column-width="0.5007in" style:rel-column-width="721*"/>
    </style:style>
    <style:style style:name="Table1.K" style:family="table-column">
      <style:table-column-properties style:column-width="0.5014in" style:rel-column-width="722*"/>
    </style:style>
    <style:style style:name="Table1.L" style:family="table-column">
      <style:table-column-properties style:column-width="0.4938in" style:rel-column-width="711*"/>
    </style:style>
    <style:style style:name="Table1.N" style:family="table-column">
      <style:table-column-properties style:column-width="0.1875in" style:rel-column-width="270*"/>
    </style:style>
    <style:style style:name="Table1.O" style:family="table-column">
      <style:table-column-properties style:column-width="0.4403in" style:rel-column-width="634*"/>
    </style:style>
    <style:style style:name="Table1.Q" style:family="table-column">
      <style:table-column-properties style:column-width="1.8097in" style:rel-column-width="2606*"/>
    </style:style>
    <style:style style:name="Table1.R" style:family="table-column">
      <style:table-column-properties style:column-width="0.0667in" style:rel-column-width="96*"/>
    </style:style>
    <style:style style:name="Table1.T" style:family="table-column">
      <style:table-column-properties style:column-width="0.1208in" style:rel-column-width="174*"/>
    </style:style>
    <style:style style:name="Table1.U" style:family="table-column">
      <style:table-column-properties style:column-width="0.6826in" style:rel-column-width="983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N1" style:family="table-cell">
      <style:table-cell-properties fo:background-color="transparent" fo:padding="0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U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4896in"/>
    </style:style>
    <style:style style:name="P1" style:family="paragraph" style:parent-style-name="Standard">
      <style:text-properties style:font-name="Noto Sans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style:font-name="Noto Sans" fo:font-size="12pt" style:font-size-asian="12pt" style:font-size-complex="12pt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style:font-name="Noto Sans" fo:font-size="12pt" officeooo:paragraph-rsid="0014b44c" style:font-size-asian="12pt" style:font-size-complex="12pt"/>
    </style:style>
    <style:style style:name="P4" style:family="paragraph" style:parent-style-name="Standard">
      <style:paragraph-properties fo:margin-left="0in" fo:margin-right="0in" fo:orphans="2" fo:widows="2" fo:text-indent="0in" style:auto-text-indent="false">
        <style:tab-stops>
          <style:tab-stop style:position="0.8346in"/>
        </style:tab-stops>
      </style:paragraph-properties>
      <style:text-properties style:font-name="Noto Sans" fo:font-size="12pt" officeooo:paragraph-rsid="0017ed31" style:font-size-asian="12pt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paragraph-rsid="00135a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bold" officeooo:rsid="00019542" officeooo:paragraph-rsid="0001954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officeooo:rsid="000355f5" officeooo:paragraph-rsid="0007aed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officeooo:rsid="00019542" officeooo:paragraph-rsid="000eb6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officeooo:rsid="0001dd7b" officeooo:paragraph-rsid="0001dd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officeooo:rsid="0001dd7b" officeooo:paragraph-rsid="0001dd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officeooo:rsid="0007aed6" officeooo:paragraph-rsid="0007aed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officeooo:rsid="0007aed6" officeooo:paragraph-rsid="000e53c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officeooo:rsid="0007aed6" officeooo:paragraph-rsid="0011e9d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officeooo:rsid="00081a1f" officeooo:paragraph-rsid="00081a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officeooo:rsid="000f4f2c" officeooo:paragraph-rsid="000f4f2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officeooo:paragraph-rsid="0007aed6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officeooo:paragraph-rsid="0002698b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19542" officeooo:paragraph-rsid="00081a1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19542" officeooo:paragraph-rsid="000f4f2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19542" officeooo:paragraph-rsid="000355f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19542" officeooo:paragraph-rsid="000355f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1057c7" officeooo:paragraph-rsid="001057c7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officeooo:paragraph-rsid="0007a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officeooo:paragraph-rsid="000269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officeooo:paragraph-rsid="000269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officeooo:paragraph-rsid="000eb6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officeooo:paragraph-rsid="000f4f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7aed6" officeooo:paragraph-rsid="0007a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7aed6" officeooo:paragraph-rsid="00081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81a1f" officeooo:paragraph-rsid="00081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4pt" fo:font-style="normal" fo:text-shadow="none" style:text-underline-style="none" fo:font-weight="normal" officeooo:rsid="000eb620" officeooo:paragraph-rsid="000eb62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4pt" fo:font-style="normal" fo:text-shadow="none" style:text-underline-style="none" fo:font-weight="normal" officeooo:rsid="0011e9da" officeooo:paragraph-rsid="0011e9d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6pt" fo:font-style="normal" fo:text-shadow="none" style:text-underline-style="none" fo:font-weight="bold" officeooo:rsid="00081a1f" officeooo:paragraph-rsid="00081a1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ans" fo:font-size="16pt" fo:font-style="normal" fo:text-shadow="none" style:text-underline-style="none" fo:font-weight="bold" officeooo:rsid="00019542" officeooo:paragraph-rsid="00019542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16pt" fo:font-style="normal" fo:text-shadow="none" style:text-underline-style="none" fo:font-weight="bold" officeooo:rsid="0001dd7b" officeooo:paragraph-rsid="0001dd7b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size="22pt" fo:font-style="normal" fo:text-shadow="none" style:text-underline-style="none" fo:font-weight="bold" officeooo:rsid="0001dd7b" officeooo:paragraph-rsid="000eb620" style:font-size-asian="22pt" style:font-style-asian="normal" style:font-weight-asian="bold" style:font-size-complex="2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officeooo:paragraph-rsid="0002698b"/>
    </style:style>
    <style:style style:name="P41" style:family="paragraph" style:parent-style-name="Table_20_Contents">
      <style:paragraph-properties fo:text-align="start" style:justify-single-word="false"/>
      <style:text-properties style:font-name="Noto Sans" officeooo:paragraph-rsid="000eb620"/>
    </style:style>
    <style:style style:name="P42" style:family="paragraph" style:parent-style-name="Table_20_Contents">
      <style:paragraph-properties fo:text-align="start" style:justify-single-word="false"/>
      <style:text-properties style:font-name="Noto Sans" officeooo:rsid="00135a62" officeooo:paragraph-rsid="00135a62"/>
    </style:style>
    <style:style style:name="P43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officeooo:paragraph-rsid="0014b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left="0in" fo:margin-right="0in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officeooo:paragraph-rsid="0017ed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14b44c" officeooo:paragraph-rsid="0014b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14b44c" officeooo:paragraph-rsid="0014b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margin-left="0in" fo:margin-right="0in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14b44c" officeooo:paragraph-rsid="0017ed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19542" officeooo:paragraph-rsid="0014b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margin-left="0in" fo:margin-right="0in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19542" officeooo:paragraph-rsid="0017ed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officeooo:paragraph-rsid="0014b44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margin-left="0in" fo:margin-right="0in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officeooo:paragraph-rsid="0017ed31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14b44c" officeooo:paragraph-rsid="0014b44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14b44c" officeooo:paragraph-rsid="0017ed31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margin-left="0in" fo:margin-right="0in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14b44c" officeooo:paragraph-rsid="0017ed31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19542" officeooo:paragraph-rsid="0014b44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margin-left="0in" fo:margin-right="0in" fo:orphans="2" fo:widows="2" fo:text-indent="0in" style:auto-text-indent="false">
        <style:tab-stops>
          <style:tab-stop style:position="0.8346in"/>
        </style:tab-stops>
      </style:paragraph-properties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19542" officeooo:paragraph-rsid="0017ed31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officeooo:paragraph-rsid="0014ff65"/>
    </style:style>
    <style:style style:name="P58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>
        <style:tab-stops>
          <style:tab-stop style:position="0.8346in"/>
        </style:tab-stops>
      </style:paragraph-properties>
      <style:text-properties style:font-name="Noto Sans" fo:font-size="12pt" officeooo:paragraph-rsid="0014b44c" style:font-size-asian="12pt" style:font-size-complex="12pt"/>
    </style:style>
    <style:style style:name="P59" style:family="paragraph" style:parent-style-name="Table_20_Contents">
      <style:paragraph-properties fo:margin-left="0in" fo:margin-right="0in" fo:orphans="2" fo:widows="2" fo:text-indent="0in" style:auto-text-indent="false">
        <style:tab-stops>
          <style:tab-stop style:position="0.8346in"/>
        </style:tab-stops>
      </style:paragraph-properties>
      <style:text-properties style:font-name="Noto Sans" fo:font-size="12pt" officeooo:paragraph-rsid="0017ed31" style:font-size-asian="12pt" style:font-size-complex="12pt"/>
    </style:style>
    <style:style style:name="T1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02698b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Noto Sans" fo:font-size="12pt" fo:font-style="normal" fo:text-shadow="none" style:text-underline-style="none" fo:font-weight="normal" officeooo:rsid="00135a62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T3" style:family="text">
      <style:text-properties officeooo:rsid="000355f5"/>
    </style:style>
    <style:style style:name="T4" style:family="text">
      <style:text-properties officeooo:rsid="00081a1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222222" fo:letter-spacing="normal"/>
    </style:style>
    <style:style style:name="T7" style:family="text">
      <style:text-properties fo:font-variant="normal" fo:text-transform="none" fo:color="#222222" fo:letter-spacing="normal" style:font-name-asian="Liberation Serif1" style:font-name-complex="Liberation Serif1"/>
    </style:style>
    <style:style style:name="T8" style:family="text">
      <style:text-properties fo:font-variant="normal" fo:text-transform="none" fo:color="#222222" fo:letter-spacing="normal" officeooo:rsid="0014b44c" style:font-name-asian="Liberation Serif1" style:font-name-complex="Liberation Serif1"/>
    </style:style>
    <style:style style:name="T9" style:family="text">
      <style:text-properties fo:font-variant="normal" fo:text-transform="none" fo:color="#222222" fo:letter-spacing="normal" officeooo:rsid="0017ed31" style:font-name-asian="Liberation Serif1" style:font-name-complex="Liberation Serif1"/>
    </style:style>
    <style:style style:name="T10" style:family="text">
      <style:text-properties fo:font-variant="normal" fo:text-transform="none" fo:color="#222222" fo:letter-spacing="normal" officeooo:rsid="00135a62"/>
    </style:style>
    <style:style style:name="T11" style:family="text">
      <style:text-properties fo:font-variant="normal" fo:text-transform="none" fo:color="#222222" fo:letter-spacing="normal" officeooo:rsid="0014b44c"/>
    </style:style>
    <style:style style:name="T12" style:family="text">
      <style:text-properties fo:font-variant="normal" fo:text-transform="none" fo:color="#222222" style:text-outline="false" style:text-line-through-style="none" style:text-line-through-type="none" style:font-name="Noto Sans" fo:font-size="12pt" fo:letter-spacing="normal" fo:font-style="normal" fo:text-shadow="none" style:text-underline-style="none" fo:font-weight="normal" officeooo:rsid="00135a62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22222" style:text-outline="false" style:text-line-through-style="none" style:text-line-through-type="none" style:font-name="Noto Sans" fo:font-size="12pt" fo:letter-spacing="normal" fo:font-style="normal" fo:text-shadow="none" style:text-underline-style="none" fo:font-weight="normal" officeooo:rsid="0014b44c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fo:color="#222222" style:text-outline="false" style:text-line-through-style="none" style:text-line-through-type="none" style:font-name="Noto Sans" fo:font-size="12pt" fo:letter-spacing="normal" fo:font-style="normal" fo:text-shadow="none" style:text-underline-style="none" fo:font-weight="normal" officeooo:rsid="0014ff6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fo:color="#222222" fo:font-size="10pt" fo:letter-spacing="normal" officeooo:rsid="00135a62" style:font-size-asian="10pt" style:font-size-complex="10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Noto Sans" fo:font-size="12pt" fo:letter-spacing="normal" fo:font-style="normal" fo:text-shadow="none" style:text-underline-style="none" fo:font-weight="normal" officeooo:rsid="0002698b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Noto Sans" fo:font-size="12pt" fo:letter-spacing="normal" fo:font-style="normal" fo:text-shadow="none" style:text-underline-style="none" fo:font-weight="normal" officeooo:rsid="000195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font-variant="normal" fo:text-transform="none" fo:color="#333333" fo:letter-spacing="normal"/>
    </style:style>
    <style:style style:name="T19" style:family="text">
      <style:text-properties fo:font-variant="normal" fo:text-transform="none" fo:color="#333333" fo:letter-spacing="normal" officeooo:rsid="000e53c5"/>
    </style:style>
    <style:style style:name="T20" style:family="text">
      <style:text-properties fo:font-variant="normal" fo:text-transform="none" fo:color="#333333" fo:letter-spacing="normal" officeooo:rsid="0014b44c"/>
    </style:style>
    <style:style style:name="T21" style:family="text">
      <style:text-properties fo:font-variant="normal" fo:text-transform="none" fo:color="#333333" fo:letter-spacing="normal" officeooo:rsid="00135a62"/>
    </style:style>
    <style:style style:name="T22" style:family="text">
      <style:text-properties fo:font-variant="normal" fo:text-transform="none" fo:color="#333333" fo:letter-spacing="normal" officeooo:rsid="0014b44c" style:font-name-asian="Liberation Serif1" style:font-name-complex="Liberation Serif1"/>
    </style:style>
    <style:style style:name="T23" style:family="text">
      <style:text-properties fo:font-variant="normal" fo:text-transform="none" fo:color="#333333" fo:letter-spacing="normal" officeooo:rsid="0002698b" style:font-name-asian="Liberation Serif1" style:font-name-complex="Liberation Serif1"/>
    </style:style>
    <style:style style:name="T24" style:family="text">
      <style:text-properties fo:font-variant="normal" fo:text-transform="none" fo:color="#333333" fo:font-size="10pt" fo:letter-spacing="normal" style:font-size-asian="10pt" style:font-size-complex="10pt"/>
    </style:style>
    <style:style style:name="T25" style:family="text">
      <style:text-properties fo:font-variant="normal" fo:text-transform="none" fo:color="#333333" fo:font-size="10pt" fo:letter-spacing="normal" officeooo:rsid="00135a62" style:font-size-asian="10pt" style:font-size-complex="10pt"/>
    </style:style>
    <style:style style:name="T26" style:family="text">
      <style:text-properties fo:font-variant="normal" fo:text-transform="none" fo:color="#333333" fo:font-size="10pt" fo:letter-spacing="normal" officeooo:rsid="0014b44c" style:font-size-asian="10pt" style:font-size-complex="10pt"/>
    </style:style>
    <style:style style:name="T27" style:family="text">
      <style:text-properties fo:font-variant="normal" fo:text-transform="none" fo:color="#333333" style:text-outline="false" style:text-line-through-style="none" style:text-line-through-type="none" fo:letter-spacing="normal" fo:font-style="normal" fo:text-shadow="none" style:text-underline-style="none" fo:font-weight="normal" officeooo:rsid="000e53c5" style:font-style-asian="normal" style:font-weight-asian="normal" style:font-style-complex="normal" style:font-weight-complex="normal" style:text-overline-style="none" style:text-overline-color="font-color"/>
    </style:style>
    <style:style style:name="T28" style:family="text">
      <style:text-properties fo:font-variant="normal" fo:text-transform="none" fo:color="#333333" style:text-outline="false" style:text-line-through-style="none" style:text-line-through-type="none" fo:letter-spacing="normal" fo:font-style="normal" fo:text-shadow="none" style:text-underline-style="none" fo:font-weight="normal" officeooo:rsid="0014b44c" style:font-style-asian="normal" style:font-weight-asian="normal" style:font-style-complex="normal" style:font-weight-complex="normal" style:text-overline-style="none" style:text-overline-color="font-color"/>
    </style:style>
    <style:style style:name="T29" style:family="text">
      <style:text-properties fo:font-variant="normal" fo:text-transform="none" fo:letter-spacing="normal" officeooo:rsid="0002698b" style:font-name-asian="Liberation Serif1" style:font-name-complex="Liberation Serif1"/>
    </style:style>
    <style:style style:name="T30" style:family="text">
      <style:text-properties fo:font-variant="normal" fo:text-transform="none" fo:letter-spacing="normal" officeooo:rsid="0014b44c" style:font-name-asian="Liberation Serif1" style:font-name-complex="Liberation Serif1"/>
    </style:style>
    <style:style style:name="T31" style:family="text">
      <style:text-properties fo:font-variant="normal" fo:text-transform="none" fo:font-size="12pt" fo:letter-spacing="normal" officeooo:rsid="0002698b" style:font-name-asian="Liberation Serif1" style:font-size-asian="12pt" style:font-name-complex="Liberation Serif1" style:font-size-complex="12pt"/>
    </style:style>
    <style:style style:name="T32" style:family="text">
      <style:text-properties fo:font-variant="normal" fo:text-transform="none" fo:font-size="12pt" fo:letter-spacing="normal" officeooo:rsid="0014b44c" style:font-name-asian="Liberation Serif1" style:font-size-asian="12pt" style:font-name-complex="Liberation Serif1" style:font-size-complex="12pt"/>
    </style:style>
    <style:style style:name="T33" style:family="text">
      <style:text-properties officeooo:rsid="000e53c5"/>
    </style:style>
    <style:style style:name="T34" style:family="text">
      <style:text-properties fo:font-style="italic" officeooo:rsid="000e53c5" style:font-style-asian="italic" style:font-style-complex="italic"/>
    </style:style>
    <style:style style:name="T35" style:family="text">
      <style:text-properties fo:font-style="italic" officeooo:rsid="000eb620" style:font-style-asian="italic" style:font-style-complex="italic"/>
    </style:style>
    <style:style style:name="T36" style:family="text">
      <style:text-properties fo:font-size="14pt" fo:font-weight="bold" officeooo:rsid="00019542" style:font-size-asian="14pt" style:font-weight-asian="bold" style:font-size-complex="14pt" style:font-weight-complex="bold"/>
    </style:style>
    <style:style style:name="T37" style:family="text">
      <style:text-properties officeooo:rsid="0011e9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J"/>
        <table:table-column table:style-name="Table1.N"/>
        <table:table-column table:style-name="Table1.O"/>
        <table:table-column table:style-name="Table1.J"/>
        <table:table-column table:style-name="Table1.Q"/>
        <table:table-column table:style-name="Table1.R"/>
        <table:table-column table:style-name="Table1.C"/>
        <table:table-column table:style-name="Table1.T"/>
        <table:table-column table:style-name="Table1.U"/>
        <table:table-row>
          <table:table-cell table:style-name="Table1.A1" table:number-columns-spanned="2" office:value-type="string">
            <text:p text:style-name="P37"><text:span text:style-name="T4">STAT</text:span></text:p>
          </table:table-cell>
          <table:covered-table-cell/>
          <table:table-cell table:style-name="Table1.A1" table:number-rows-spanned="5" office:value-type="string">
            <text:p text:style-name="P18">▲</text:p>
            <text:p text:style-name="P25"/>
            <text:p text:style-name="P25"/>
            <text:p text:style-name="P18">■</text:p>
            <text:p text:style-name="P18"/>
            <text:p text:style-name="P18"/>
            <text:p text:style-name="P18"/>
            <text:p text:style-name="P18">▼</text:p>
          </table:table-cell>
          <table:table-cell table:style-name="Table1.A1" table:number-rows-spanned="5" office:value-type="string">
            <text:p text:style-name="P6"/>
          </table:table-cell>
          <table:table-cell table:style-name="Table1.A1" table:number-columns-spanned="2" office:value-type="string">
            <text:p text:style-name="P36">SCORE</text:p>
          </table:table-cell>
          <table:covered-table-cell/>
          <table:table-cell table:style-name="Table1.G1" table:number-rows-spanned="6" office:value-type="string">
            <text:p text:style-name="P8"/>
          </table:table-cell>
          <table:table-cell table:style-name="Table1.A1" office:value-type="string">
            <text:p text:style-name="P36">TIER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9">Rez<text:span text:style-name="T33"> <text:line-break/></text:span><text:span text:style-name="T31"></text:span><text:span text:style-name="T19">👁</text:span></text:p>
          </table:table-cell>
          <table:table-cell table:style-name="Table1.A1" office:value-type="string">
            <text:p text:style-name="P9">Track<text:span text:style-name="T33"> <text:line-break/></text:span><text:span text:style-name="T31"></text:span><text:span text:style-name="T19">👁</text:span></text:p>
          </table:table-cell>
          <table:table-cell table:style-name="Table1.A1" office:value-type="string">
            <text:p text:style-name="P9">Stack<text:span text:style-name="T33"> </text:span></text:p>
            <text:p text:style-name="P9"><text:span text:style-name="T31"></text:span><text:span text:style-name="T19">👁</text:span></text:p>
          </table:table-cell>
          <table:table-cell table:style-name="Table1.A1" office:value-type="string">
            <text:p text:style-name="P9">Clique</text:p>
            <text:p text:style-name="P9"><text:span text:style-name="T31"></text:span><text:span text:style-name="T19">👁</text:span></text:p>
          </table:table-cell>
          <table:table-cell table:style-name="Table1.N1" table:number-rows-spanned="6" office:value-type="string">
            <text:p text:style-name="P19">▲</text:p>
            <text:p text:style-name="P26"/>
            <text:p text:style-name="P26"/>
            <text:p text:style-name="P26"/>
            <text:p text:style-name="P19">■</text:p>
            <text:p text:style-name="P19"/>
            <text:p text:style-name="P19"/>
            <text:p text:style-name="P19"/>
            <text:p text:style-name="P19"/>
            <text:p text:style-name="P19">▼</text:p>
          </table:table-cell>
          <table:table-cell table:style-name="Table1.A1" office:value-type="string">
            <text:p text:style-name="P10">Unit</text:p>
          </table:table-cell>
          <table:table-cell table:style-name="Table1.A1" office:value-type="string">
            <text:p text:style-name="P10">Word</text:p>
          </table:table-cell>
          <table:table-cell table:style-name="Table1.A1" office:value-type="string">
            <text:p text:style-name="P10">Text</text:p>
          </table:table-cell>
          <table:table-cell table:style-name="Table1.A1" office:value-type="string">
            <text:p text:style-name="P20">↑↓</text:p>
          </table:table-cell>
          <table:table-cell table:style-name="Table1.N1" table:number-rows-spanned="6" office:value-type="string">
            <text:p text:style-name="P19">▲</text:p>
            <text:p text:style-name="P19"/>
            <text:p text:style-name="P19"/>
            <text:p text:style-name="P19"/>
            <text:p text:style-name="P19">■</text:p>
            <text:p text:style-name="P19"/>
            <text:p text:style-name="P19"/>
            <text:p text:style-name="P19"/>
            <text:p text:style-name="P19"/>
            <text:p text:style-name="P19">▼</text:p>
          </table:table-cell>
          <table:table-cell table:style-name="Table1.A1" table:number-rows-spanned="6" office:value-type="string">
            <text:p text:style-name="P12"/>
          </table:table-cell>
          <table:table-cell table:style-name="Table1.G1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3">Length</text:p>
          </table:table-cell>
          <table:table-cell table:style-name="Table1.A2" office:value-type="string">
            <text:p text:style-name="P7"/>
          </table:table-cell>
          <table:covered-table-cell/>
          <table:covered-table-cell/>
          <table:table-cell table:style-name="Table1.A2" office:value-type="string">
            <text:p text:style-name="P16">Moves</text:p>
          </table:table-cell>
          <table:table-cell table:style-name="Table1.A2" office:value-type="string">
            <text:p text:style-name="P16"/>
          </table:table-cell>
          <table:covered-table-cell/>
          <table:table-cell table:style-name="Table1.A2" office:value-type="string">
            <text:p text:style-name="P17">[tierName]</text:p>
          </table:table-cell>
          <table:table-cell table:style-name="Table1.A2" office:value-type="string">
            <text:p text:style-name="P28"><text:span text:style-name="T6">⏫</text:span></text:p>
          </table:table-cell>
          <table:table-cell table:style-name="Table1.A2" table:number-columns-spanned="4" office:value-type="string">
            <text:p text:style-name="P40"><text:span text:style-name="T1"></text:span><text:span text:style-name="T2"> </text:span><text:span text:style-name="T18">‖</text:span> 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<text:span text:style-name="T15">∦</text:span></text:p>
          </table:table-cell>
          <table:table-cell table:style-name="Table1.A2" office:value-type="string">
            <text:p text:style-name="P32"/>
          </table:table-cell>
          <table:table-cell table:style-name="Table1.A2" table:number-columns-spanned="2" office:value-type="string">
            <text:p text:style-name="P32"/>
          </table:table-cell>
          <table:covered-table-cell/>
          <table:covered-table-cell/>
          <table:covered-table-cell/>
          <table:table-cell table:style-name="Table1.U2" office:value-type="string">
            <text:p text:style-name="P38">Tool</text:p>
          </table:table-cell>
        </table:table-row>
        <table:table-row table:style-name="Table1.3">
          <table:table-cell table:style-name="Table1.A2" office:value-type="string">
            <text:p text:style-name="P13">Width</text:p>
          </table:table-cell>
          <table:table-cell table:style-name="Table1.A2" office:value-type="string">
            <text:p text:style-name="P13"/>
          </table:table-cell>
          <table:covered-table-cell/>
          <table:covered-table-cell/>
          <table:table-cell table:style-name="Table1.A2" office:value-type="string">
            <text:p text:style-name="P31">Time</text:p>
          </table:table-cell>
          <table:table-cell table:style-name="Table1.A2" office:value-type="string">
            <text:p text:style-name="P31"/>
          </table:table-cell>
          <table:covered-table-cell/>
          <table:table-cell table:style-name="Table1.A2" office:value-type="string">
            <text:p text:style-name="P29"><text:s/><text:span text:style-name="T36">Pick</text:span></text:p>
          </table:table-cell>
          <table:table-cell table:style-name="Table1.A2" office:value-type="string">
            <text:p text:style-name="P27"/>
          </table:table-cell>
          <table:table-cell table:style-name="Table1.A2" table:number-columns-spanned="4" office:value-type="string">
            <text:p text:style-name="P40"><text:span text:style-name="T1"></text:span><text:span text:style-name="T2"> </text:span><text:span text:style-name="T18">‖</text:span> 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<text:span text:style-name="T15">∦</text:span></text:p>
          </table:table-cell>
          <table:table-cell table:style-name="Table1.A2" office:value-type="string">
            <text:p text:style-name="P32"/>
          </table:table-cell>
          <table:table-cell table:style-name="Table1.A2" table:number-columns-spanned="2" office:value-type="string">
            <text:p text:style-name="P32"/>
          </table:table-cell>
          <table:covered-table-cell/>
          <table:covered-table-cell/>
          <table:covered-table-cell/>
          <table:table-cell table:style-name="Table1.U2" office:value-type="string">
            <text:p text:style-name="P24">[brush<text:span text:style-name="T37">]</text:span></text:p>
          </table:table-cell>
        </table:table-row>
        <table:table-row>
          <table:table-cell table:style-name="Table1.A2" office:value-type="string">
            <text:p text:style-name="P13">Void</text:p>
          </table:table-cell>
          <table:table-cell table:style-name="Table1.A2" office:value-type="string">
            <text:p text:style-name="P13"/>
          </table:table-cell>
          <table:covered-table-cell/>
          <table:covered-table-cell/>
          <table:table-cell table:style-name="Table1.A2" office:value-type="string">
            <text:p text:style-name="P33">Score</text:p>
          </table:table-cell>
          <table:table-cell table:style-name="Table1.A2" office:value-type="string">
            <text:p text:style-name="P33"/>
          </table:table-cell>
          <table:covered-table-cell/>
          <table:table-cell table:style-name="Table1.A2" office:value-type="string">
            <text:p text:style-name="P42">[picks]</text:p>
          </table:table-cell>
          <table:table-cell table:style-name="Table1.A2" office:value-type="string">
            <text:p text:style-name="P41"><text:span text:style-name="T6">⏬</text:span></text:p>
          </table:table-cell>
          <table:table-cell table:style-name="Table1.A2" table:number-columns-spanned="4" office:value-type="string">
            <text:p text:style-name="P40"><text:span text:style-name="T1"></text:span><text:span text:style-name="T2"> </text:span><text:span text:style-name="T18">‖</text:span> 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<text:span text:style-name="T15">∦</text:span></text:p>
          </table:table-cell>
          <table:table-cell table:style-name="Table1.A2" office:value-type="string">
            <text:p text:style-name="P32"/>
          </table:table-cell>
          <table:table-cell table:style-name="Table1.A2" table:number-columns-spanned="2" office:value-type="string">
            <text:p text:style-name="P32"/>
          </table:table-cell>
          <table:covered-table-cell/>
          <table:covered-table-cell/>
          <table:covered-table-cell/>
          <table:table-cell table:style-name="Table1.U2" office:value-type="string">
            <text:p text:style-name="P21">↑↓</text:p>
          </table:table-cell>
        </table:table-row>
        <table:table-row>
          <table:table-cell table:style-name="Table1.A2" office:value-type="string">
            <text:p text:style-name="P13">Tilt</text:p>
          </table:table-cell>
          <table:table-cell table:style-name="Table1.A2" office:value-type="string">
            <text:p text:style-name="P13"/>
          </table:table-cell>
          <table:covered-table-cell/>
          <table:covered-table-cell/>
          <table:table-cell table:style-name="Table1.A2" office:value-type="string">
            <text:p text:style-name="P34"><text:span text:style-name="T5"/></text:p>
          </table:table-cell>
          <table:table-cell table:style-name="Table1.A2" office:value-type="string">
            <text:p text:style-name="P14"/>
          </table:table-cell>
          <table:covered-table-cell/>
          <table:table-cell table:style-name="Table1.A2" table:number-rows-spanned="2" office:value-type="string">
            <text:p text:style-name="P22">↑↓</text:p>
            <text:p text:style-name="P22">a-z</text:p>
          </table:table-cell>
          <table:table-cell table:style-name="Table1.A2" table:number-rows-spanned="2" office:value-type="string">
            <text:p text:style-name="P23"/>
          </table:table-cell>
          <table:table-cell table:style-name="Table1.A2" table:number-columns-spanned="4" office:value-type="string">
            <text:p text:style-name="P40"><text:span text:style-name="T1"></text:span><text:span text:style-name="T2"> </text:span><text:span text:style-name="T18">‖</text:span> 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<text:span text:style-name="T15">∦</text:span></text:p>
          </table:table-cell>
          <table:table-cell table:style-name="Table1.A2" office:value-type="string">
            <text:p text:style-name="P32"/>
          </table:table-cell>
          <table:table-cell table:style-name="Table1.A2" table:number-columns-spanned="2" office:value-type="string">
            <text:p text:style-name="P32"/>
          </table:table-cell>
          <table:covered-table-cell/>
          <table:covered-table-cell/>
          <table:covered-table-cell/>
          <table:table-cell table:style-name="Table1.U2" table:number-rows-spanned="2" office:value-type="string">
            <text:p text:style-name="P39">?</text:p>
          </table:table-cell>
        </table:table-row>
        <table:table-row>
          <table:table-cell table:style-name="Table1.A2" office:value-type="string">
            <text:p text:style-name="P35"><text:span text:style-name="T5">Disco</text:span></text:p>
          </table:table-cell>
          <table:table-cell table:style-name="Table1.A2" office:value-type="string">
            <text:p text:style-name="P15"><text:span text:style-name="T3">SBC 001</text:span></text:p>
          </table:table-cell>
          <table:table-cell table:style-name="Table1.A1" table:number-columns-spanned="4" office:value-type="string">
            <text:p text:style-name="P14"><text:span text:style-name="T34">Actual</text:span><text:span text:style-name="T35"> </text:span><text:span text:style-name="T34">Blacksmithin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40"><text:span text:style-name="T1"></text:span><text:span text:style-name="T2"> </text:span><text:span text:style-name="T18">‖</text:span> 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5"><text:span text:style-name="T15">∦</text:span></text:p>
          </table:table-cell>
          <table:table-cell table:style-name="Table1.A2" office:value-type="string">
            <text:p text:style-name="P32"/>
          </table:table-cell>
          <table:table-cell table:style-name="Table1.A2" table:number-columns-spanned="2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</table:table>
      <text:h text:style-name="Heading_20_1" text:outline-level="1">Icons</text:h>
      <text:p text:style-name="P48"><text:span text:style-name="T23">☑</text:span><text:span text:style-name="T29"> </text:span><text:span text:style-name="T30"><text:s/><text:tab/>pick</text:span></text:p>
      <text:p text:style-name="P43"><text:span text:style-name="T22">☐</text:span><text:span text:style-name="T8"> <text:tab/>unpick</text:span></text:p>
      <text:p text:style-name="P58"><text:span text:style-name="T27">👁</text:span><text:span text:style-name="T28"><text:tab/>show</text:span></text:p>
      <text:p text:style-name="P45"><text:span text:style-name="T19">👁</text:span><text:span text:style-name="T18">/</text:span><text:span text:style-name="T20"> </text:span><text:span text:style-name="T18"><text:s/><text:tab/>hide</text:span></text:p>
      <text:p text:style-name="P3"><text:span text:style-name="T18">‖ </text:span><text:span text:style-name="T21"><text:s/></text:span><text:span text:style-name="T20"><text:tab/></text:span><text:span text:style-name="T21">align</text:span></text:p>
      <text:p text:style-name="P3"><text:span text:style-name="T10">∦</text:span><text:span text:style-name="T21"> </text:span><text:span text:style-name="T20"><text:tab/></text:span><text:span text:style-name="T21">don't align</text:span></text:p>
      <text:p text:style-name="P43"><text:span text:style-name="T8">▲<text:tab/>scroll up</text:span></text:p>
      <text:p text:style-name="P50"><text:span text:style-name="T11">■<text:tab/>scroll drag</text:span></text:p>
      <text:p text:style-name="P50"><text:span text:style-name="T11">▼<text:tab/>scroll down</text:span></text:p>
      <text:p text:style-name="P43"><text:span text:style-name="T8">⏫ <text:tab/>prior (context)</text:span></text:p>
      <text:p text:style-name="P45"><text:span text:style-name="T7"><text:s text:c="6"/><text:tab/>tween (context)</text:span></text:p>
      <text:p text:style-name="P43"><text:span text:style-name="T8">⏬ <text:tab/>next (context)</text:span></text:p>
      <text:p text:style-name="P55"><text:span text:style-name="T6">↑↓</text:span><text:span text:style-name="T11"><text:tab/>sort</text:span></text:p>
      <text:p text:style-name="P52"><text:span text:style-name="T6">?<text:tab/>help</text:span></text:p>
      <text:p text:style-name="P55"><text:span text:style-name="T10"/></text:p>
      <text:p text:style-name="P57"><text:span text:style-name="T12">G</text:span><text:span text:style-name="T13">raph icon</text:span><text:span text:style-name="T14"> ideas</text:span><text:span text:style-name="T13">: </text:span><text:a xlink:type="simple" xlink:href="https://www.iconfu.com/collections/paper/sets/16-sticker_icons/2563-graph_from_icon" text:style-name="Internet_20_link" text:visited-style-name="Visited_20_Internet_20_Link">https://www.iconfu.com/collections/paper/sets/16-sticker_icons/2563-graph_from_icon</text:a><text:span text:style-name="T13"> </text:span></text:p>
      <text:p text:style-name="P57"><text:soft-page-break/><text:span text:style-name="T13"/></text:p>
      <text:p text:style-name="P49"><text:span text:style-name="T23">☑</text:span><text:span text:style-name="T29"> </text:span><text:span text:style-name="T30"><text:s text:c="4"/>| <text:s text:c="2"/>pick</text:span></text:p>
      <text:p text:style-name="P44"><text:span text:style-name="T22">☐</text:span><text:span text:style-name="T8"> <text:s text:c="3"/>| <text:s text:c="2"/>unpick</text:span></text:p>
      <text:p text:style-name="P59"><text:span text:style-name="T27">👁 <text:s text:c="2"/>| <text:s text:c="2"/></text:span><text:span text:style-name="T28">show</text:span></text:p>
      <text:p text:style-name="P47"><text:span text:style-name="T19">👁</text:span><text:span text:style-name="T18">/ <text:s text:c="4"/>| <text:s text:c="2"/>hide</text:span></text:p>
      <text:p text:style-name="P4"><text:span text:style-name="T18">‖ </text:span><text:span text:style-name="T21"><text:s text:c="4"/>| <text:s text:c="2"/></text:span><text:span text:style-name="T21">align</text:span></text:p>
      <text:p text:style-name="P4"><text:span text:style-name="T10">∦</text:span><text:span text:style-name="T21"> <text:s text:c="3"/>| <text:s text:c="2"/></text:span><text:span text:style-name="T21">don't align</text:span></text:p>
      <text:p text:style-name="P44"><text:span text:style-name="T8">▲ <text:s text:c="2"/>| <text:s text:c="2"/>scroll up</text:span></text:p>
      <text:p text:style-name="P51"><text:span text:style-name="T11">■ <text:s text:c="2"/>| <text:s text:c="2"/>scroll drag</text:span></text:p>
      <text:p text:style-name="P51"><text:span text:style-name="T11">▼ <text:s text:c="2"/>| <text:s text:c="2"/>scroll down</text:span></text:p>
      <text:p text:style-name="P44"><text:span text:style-name="T8">⏫ <text:s text:c="3"/>| <text:s text:c="2"/>prior (context)</text:span></text:p>
      <text:p text:style-name="P47"><text:span text:style-name="T9">=</text:span><text:span text:style-name="T7"> <text:s text:c="6"/>| <text:s text:c="2"/>tween (context)</text:span></text:p>
      <text:p text:style-name="P44"><text:span text:style-name="T8">⏬ <text:s text:c="3"/>| <text:s text:c="2"/>next (context)</text:span></text:p>
      <text:p text:style-name="P56"><text:span text:style-name="T6">↑↓ <text:s text:c="2"/>| <text:s text:c="2"/></text:span><text:span text:style-name="T11">sort</text:span></text:p>
      <text:p text:style-name="P54"><text:span text:style-name="T6">? <text:s text:c="2"/>| <text:s text:c="2"/>help</text:span></text:p>
      <text:p text:style-name="P5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22:46:29.411000000</meta:creation-date>
    <dc:date>2019-08-07T11:47:41.510000000</dc:date>
    <meta:editing-duration>PT35M24S</meta:editing-duration>
    <meta:editing-cycles>9</meta:editing-cycles>
    <meta:generator>LibreOffice/6.2.2.2$Windows_X86_64 LibreOffice_project/2b840030fec2aae0fd2658d8d4f9548af4e3518d</meta:generator>
    <meta:document-statistic meta:table-count="1" meta:image-count="0" meta:object-count="0" meta:page-count="2" meta:paragraph-count="84" meta:word-count="155" meta:character-count="716" meta:non-whitespace-character-count="552"/>
  </office:meta>
</office:document-meta>
</file>